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30.6.2015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>
            <text:p>SES (1,4)</text:p>
          </table:table-cell>
          <table:table-cell/>
          <table:table-cell office:value-type="string">
            <text:p>SAS (1,4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YV8</text:p>
          </table:table-cell>
          <table:table-cell office:value-type="string">
            <text:p>1VIS</text:p>
          </table:table-cell>
          <table:table-cell office:value-type="string">
            <text:p>1YV8</text:p>
          </table:table-cell>
          <table:table-cell office:value-type="string">
            <text:p>1VIS</text:p>
          </table:table-cell>
        </table:table-row>
        <table:table-row table:style-name="ro1">
          <table:table-cell/>
          <table:table-cell office:value-type="string">
            <text:p>Atoms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  <table:table-cell office:value-type="float" office:value="641">
            <text:p>641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/>
          <table:table-cell office:value-type="string">
            <text:p>Coverage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55.4">
            <text:p>55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580</text:p>
          </table:table-cell>
          <table:table-cell office:value-type="string">
            <text:p>FPS</text:p>
          </table:table-cell>
          <table:table-cell office:value-type="float" office:value="18.3">
            <text:p>18,3</text:p>
          </table:table-cell>
          <table:table-cell office:value-type="float" office:value="7.3">
            <text:p>7,3</text:p>
          </table:table-cell>
          <table:table-cell office:value-type="float" office:value="17.8">
            <text:p>17,8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8.3">
            <text:p>18,3</text:p>
          </table:table-cell>
          <table:table-cell office:value-type="float" office:value="7">
            <text:p>7</text:p>
          </table:table-cell>
          <table:table-cell office:value-type="float" office:value="17.8">
            <text:p>17,8</text:p>
          </table:table-cell>
          <table:table-cell office:value-type="float" office:value="7.1">
            <text:p>7,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9 270X</text:p>
          </table:table-cell>
          <table:table-cell office:value-type="string">
            <text:p>FPS</text:p>
          </table:table-cell>
          <table:table-cell office:value-type="float" office:value="19.8">
            <text:p>19,8</text:p>
          </table:table-cell>
          <table:table-cell office:value-type="float" office:value="9.4">
            <text:p>9,4</text:p>
          </table:table-cell>
          <table:table-cell office:value-type="float" office:value="20.5">
            <text:p>20,5</text:p>
          </table:table-cell>
          <table:table-cell office:value-type="float" office:value="10.1">
            <text:p>10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19.9">
            <text:p>19,9</text:p>
          </table:table-cell>
          <table:table-cell office:value-type="float" office:value="9.1">
            <text:p>9,1</text:p>
          </table:table-cell>
          <table:table-cell office:value-type="float" office:value="20.6">
            <text:p>20,6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680</text:p>
          </table:table-cell>
          <table:table-cell office:value-type="string">
            <text:p>FPS</text:p>
          </table:table-cell>
          <table:table-cell office:value-type="float" office:value="32.3">
            <text:p>32,3</text:p>
          </table:table-cell>
          <table:table-cell office:value-type="float" office:value="13.9">
            <text:p>13,9</text:p>
          </table:table-cell>
          <table:table-cell office:value-type="float" office:value="33.2">
            <text:p>33,2</text:p>
          </table:table-cell>
          <table:table-cell office:value-type="float" office:value="14.9">
            <text:p>14,9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32.3">
            <text:p>32,3</text:p>
          </table:table-cell>
          <table:table-cell office:value-type="float" office:value="13.3">
            <text:p>13,3</text:p>
          </table:table-cell>
          <table:table-cell office:value-type="float" office:value="33.4">
            <text:p>33,4</text:p>
          </table:table-cell>
          <table:table-cell office:value-type="float" office:value="14.2">
            <text:p>14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TX 980</text:p>
          </table:table-cell>
          <table:table-cell office:value-type="string">
            <text:p>FPS</text:p>
          </table:table-cell>
          <table:table-cell office:value-type="float" office:value="48.3">
            <text:p>48,3</text:p>
          </table:table-cell>
          <table:table-cell office:value-type="float" office:value="21.8">
            <text:p>21,8</text:p>
          </table:table-cell>
          <table:table-cell office:value-type="float" office:value="49.6">
            <text:p>49,6</text:p>
          </table:table-cell>
          <table:table-cell office:value-type="float" office:value="23.1">
            <text:p>23,1</text:p>
          </table:table-cell>
        </table:table-row>
        <table:table-row table:style-name="ro1">
          <table:table-cell/>
          <table:table-cell office:value-type="string">
            <text:p>FPS (wo clip)</text:p>
          </table:table-cell>
          <table:table-cell office:value-type="float" office:value="48.3">
            <text:p>48,3</text:p>
          </table:table-cell>
          <table:table-cell office:value-type="float" office:value="21.2">
            <text:p>21,2</text:p>
          </table:table-cell>
          <table:table-cell office:value-type="float" office:value="49.8">
            <text:p>49,8</text:p>
          </table:table-cell>
          <table:table-cell office:value-type="float" office:value="22.5">
            <text:p>22,5</text:p>
          </table:table-cell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.06.2015</text:date>, <text:time>14:40:3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Jurčík</meta:initial-creator>
    <meta:creation-date>2015-06-29T15:01:11.59</meta:creation-date>
    <dc:date>2015-06-30T14:40:36.96</dc:date>
    <dc:creator>Adam Jurčík</dc:creator>
    <meta:editing-duration>PT3H37S</meta:editing-duration>
    <meta:editing-cycles>5</meta:editing-cycles>
    <meta:generator>OpenOffice/4.0.1$Win32 OpenOffice.org_project/401m5$Build-9714</meta:generator>
    <meta:document-statistic meta:table-count="3" meta:cell-count="60" meta:object-count="0"/>
  </office:meta>
</office:document-meta>
</file>